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8de9c" officeooo:paragraph-rsid="000128ae"/>
    </style:style>
    <style:style style:name="P2" style:family="paragraph" style:parent-style-name="Text_20_body">
      <style:text-properties officeooo:paragraph-rsid="00001144"/>
    </style:style>
    <style:style style:name="P3" style:family="paragraph" style:parent-style-name="Text_20_body">
      <style:text-properties officeooo:rsid="000128ae" officeooo:paragraph-rsid="000128ae"/>
    </style:style>
    <style:style style:name="P4" style:family="paragraph" style:parent-style-name="Text_20_body">
      <style:text-properties officeooo:paragraph-rsid="00057f2f"/>
    </style:style>
    <style:style style:name="P5" style:family="paragraph" style:parent-style-name="Heading_20_2">
      <style:text-properties officeooo:rsid="0006d9a7" officeooo:paragraph-rsid="0006d9a7"/>
    </style:style>
    <style:style style:name="P6" style:family="paragraph" style:parent-style-name="Heading_20_3">
      <style:text-properties officeooo:rsid="00057f2f" officeooo:paragraph-rsid="00057f2f"/>
    </style:style>
    <style:style style:name="P7" style:family="paragraph" style:parent-style-name="Text_20_body" style:list-style-name="L1">
      <style:text-properties officeooo:paragraph-rsid="0002e2b8"/>
    </style:style>
    <style:style style:name="P8" style:family="paragraph" style:parent-style-name="Text_20_body" style:list-style-name="L1">
      <style:text-properties officeooo:rsid="000128ae" officeooo:paragraph-rsid="000128ae"/>
    </style:style>
    <style:style style:name="P9" style:family="paragraph" style:parent-style-name="Text_20_body" style:list-style-name="L1">
      <style:text-properties officeooo:rsid="000128ae" officeooo:paragraph-rsid="0002e2b8"/>
    </style:style>
    <style:style style:name="P10" style:family="paragraph" style:parent-style-name="Text_20_body" style:list-style-name="L1">
      <style:text-properties officeooo:rsid="0002e2b8" officeooo:paragraph-rsid="0002e2b8"/>
    </style:style>
    <style:style style:name="P11" style:family="paragraph" style:parent-style-name="Text_20_body">
      <style:text-properties officeooo:rsid="0006d9a7" officeooo:paragraph-rsid="0006d9a7"/>
    </style:style>
    <style:style style:name="P12" style:family="paragraph" style:parent-style-name="Text_20_body">
      <style:text-properties officeooo:rsid="000495b4" officeooo:paragraph-rsid="00001144"/>
    </style:style>
    <style:style style:name="T1" style:family="text">
      <style:text-properties officeooo:rsid="00001144"/>
    </style:style>
    <style:style style:name="T2" style:family="text">
      <style:text-properties officeooo:rsid="000128ae"/>
    </style:style>
    <style:style style:name="T3" style:family="text">
      <style:text-properties officeooo:rsid="0002e2b8"/>
    </style:style>
    <style:style style:name="T4" style:family="text">
      <style:text-properties officeooo:rsid="00057f2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Bid y Ask</text:h>
      <text:p text:style-name="P2"/>
      <text:p text:style-name="P11">BID es el precio máximo al que el mercado esta dispuesto a comprar, tambien se conoce como precio de demanda. Es el precio al que se entra en el mercado si deseamos vender</text:p>
      <text:p text:style-name="P11">ASK es el precio mínimo al que el mercado esta dispuesto a vender, tambien se conoce como precio de oferta. Es el precio al que se entra en el mercado si deseamos comprar</text:p>
      <text:p text:style-name="P11">La diferencia es el spread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2T12:40:24.338000000</meta:creation-date>
    <dc:date>2022-11-14T12:54:14.662000000</dc:date>
    <meta:editing-duration>PT10H1M43S</meta:editing-duration>
    <meta:editing-cycles>6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4" meta:word-count="74" meta:character-count="376" meta:non-whitespace-character-count="306"/>
  </office:meta>
</office:document-meta>
</file>